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officeooo:paragraph-rsid="0039f26a"/>
    </style:style>
    <style:style style:name="P2" style:family="paragraph" style:parent-style-name="Standard">
      <style:text-properties style:font-name="Arial1" fo:font-size="10pt" officeooo:paragraph-rsid="004ba1f8"/>
    </style:style>
    <style:style style:name="P3" style:family="paragraph" style:parent-style-name="Standard">
      <style:text-properties style:font-name="Arial1" fo:font-size="8pt"/>
    </style:style>
    <style:style style:name="P4" style:family="paragraph" style:parent-style-name="Standard">
      <style:text-properties style:font-name="Arial1" fo:font-size="8pt" officeooo:paragraph-rsid="005b694c"/>
    </style:style>
    <style:style style:name="P5" style:family="paragraph" style:parent-style-name="Standard">
      <style:text-properties style:font-name="Arial1" fo:font-size="8pt" officeooo:paragraph-rsid="0038146e"/>
    </style:style>
    <style:style style:name="P6" style:family="paragraph" style:parent-style-name="Standard">
      <style:text-properties style:font-name="Arial1" fo:font-size="8pt" officeooo:paragraph-rsid="003d1b4b"/>
    </style:style>
    <style:style style:name="P7" style:family="paragraph" style:parent-style-name="Standard">
      <style:text-properties style:font-name="Arial1" fo:font-size="8pt" officeooo:paragraph-rsid="00550d1f"/>
    </style:style>
    <style:style style:name="P8" style:family="paragraph" style:parent-style-name="Standard">
      <style:text-properties style:font-name="Arial1" fo:font-size="8pt" officeooo:paragraph-rsid="0051a9e0"/>
    </style:style>
    <style:style style:name="P9" style:family="paragraph" style:parent-style-name="Standard">
      <style:text-properties style:font-name="Arial1" fo:font-size="8pt" officeooo:paragraph-rsid="004a9119"/>
    </style:style>
    <style:style style:name="P10" style:family="paragraph" style:parent-style-name="Standard">
      <style:text-properties style:font-name="Arial1" fo:font-size="8pt" officeooo:paragraph-rsid="00336779"/>
    </style:style>
    <style:style style:name="P11" style:family="paragraph" style:parent-style-name="Standard">
      <style:text-properties style:font-name="Arial1" fo:font-size="8pt" officeooo:paragraph-rsid="0039feb0"/>
    </style:style>
    <style:style style:name="P12" style:family="paragraph" style:parent-style-name="Standard">
      <style:text-properties style:font-name="Arial1" fo:font-size="8pt" officeooo:paragraph-rsid="0039f26a"/>
    </style:style>
    <style:style style:name="P13" style:family="paragraph" style:parent-style-name="Standard">
      <style:text-properties style:font-name="Arial1" fo:font-size="8pt" officeooo:paragraph-rsid="00533ffa"/>
    </style:style>
    <style:style style:name="P14" style:family="paragraph" style:parent-style-name="Standard">
      <style:text-properties style:font-name="Arial1" fo:font-size="8pt" officeooo:paragraph-rsid="0065e0bb"/>
    </style:style>
    <style:style style:name="P15" style:family="paragraph" style:parent-style-name="Standard">
      <style:text-properties style:font-name="Arial1" fo:font-size="8pt" officeooo:paragraph-rsid="006b1802"/>
    </style:style>
    <style:style style:name="P16" style:family="paragraph" style:parent-style-name="Standard">
      <style:text-properties officeooo:paragraph-rsid="0039f26a"/>
    </style:style>
    <style:style style:name="P17" style:family="paragraph" style:parent-style-name="Standard">
      <style:text-properties officeooo:paragraph-rsid="00418c12"/>
    </style:style>
    <style:style style:name="P18" style:family="paragraph" style:parent-style-name="Standard">
      <style:text-properties officeooo:paragraph-rsid="0051a9e0"/>
    </style:style>
    <style:style style:name="P19" style:family="paragraph" style:parent-style-name="Standard">
      <style:text-properties officeooo:paragraph-rsid="00533ffa"/>
    </style:style>
    <style:style style:name="P20" style:family="paragraph" style:parent-style-name="Standard">
      <style:text-properties officeooo:paragraph-rsid="0052abb5"/>
    </style:style>
    <style:style style:name="P21" style:family="paragraph" style:parent-style-name="Standard">
      <style:text-properties officeooo:paragraph-rsid="003d1b4b"/>
    </style:style>
    <style:style style:name="P22" style:family="paragraph" style:parent-style-name="Standard">
      <style:text-properties officeooo:paragraph-rsid="00336779"/>
    </style:style>
    <style:style style:name="P23" style:family="paragraph" style:parent-style-name="Standard">
      <style:text-properties officeooo:paragraph-rsid="00538f3d"/>
    </style:style>
    <style:style style:name="P24" style:family="paragraph" style:parent-style-name="Standard">
      <style:text-properties officeooo:paragraph-rsid="005983b1"/>
    </style:style>
    <style:style style:name="P25" style:family="paragraph" style:parent-style-name="Standard">
      <style:text-properties officeooo:paragraph-rsid="005b694c"/>
    </style:style>
    <style:style style:name="P26" style:family="paragraph" style:parent-style-name="Standard">
      <style:text-properties officeooo:paragraph-rsid="005e0bdb"/>
    </style:style>
    <style:style style:name="P27" style:family="paragraph" style:parent-style-name="Standard">
      <style:text-properties officeooo:paragraph-rsid="0069d120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8pt"/>
    </style:style>
    <style:style style:name="T4" style:family="text">
      <style:text-properties style:font-name="Arial1" fo:font-size="8pt" fo:font-style="italic" style:font-style-asian="italic" style:font-style-complex="italic"/>
    </style:style>
    <style:style style:name="T5" style:family="text">
      <style:text-properties style:font-name="Arial1" fo:font-size="8pt" fo:font-style="italic" officeooo:rsid="00353c6c" style:font-style-asian="italic" style:font-style-complex="italic"/>
    </style:style>
    <style:style style:name="T6" style:family="text">
      <style:text-properties style:font-name="Arial1" fo:font-size="8pt" fo:font-style="italic" officeooo:rsid="004ba1f8" style:font-style-asian="italic" style:font-style-complex="italic"/>
    </style:style>
    <style:style style:name="T7" style:family="text">
      <style:text-properties style:font-name="Arial1" fo:font-size="8pt" officeooo:rsid="00353c6c"/>
    </style:style>
    <style:style style:name="T8" style:family="text">
      <style:text-properties style:font-name="Arial1" fo:font-size="8pt" officeooo:rsid="00418c12" style:font-name-asian="NSimSun" style:font-name-complex="Liberation Mono"/>
    </style:style>
    <style:style style:name="T9" style:family="text">
      <style:text-properties style:font-name="Arial1" fo:font-size="8pt" officeooo:rsid="005b694c" style:font-name-asian="NSimSun" style:font-name-complex="Liberation Mono"/>
    </style:style>
    <style:style style:name="T10" style:family="text">
      <style:text-properties style:font-name="Arial1" fo:font-size="8pt" officeooo:rsid="00550d1f" style:font-name-asian="NSimSun" style:font-name-complex="Liberation Mono"/>
    </style:style>
    <style:style style:name="T11" style:family="text">
      <style:text-properties style:font-name="Arial1" fo:font-size="8pt" officeooo:rsid="004ba1f8" style:font-name-asian="NSimSun" style:font-name-complex="Liberation Mono"/>
    </style:style>
    <style:style style:name="T12" style:family="text">
      <style:text-properties style:font-name="Arial1" fo:font-size="8pt" officeooo:rsid="003d1b4b" style:font-name-asian="NSimSun" style:font-name-complex="Liberation Mono"/>
    </style:style>
    <style:style style:name="T13" style:family="text">
      <style:text-properties style:font-name="Arial1" fo:font-size="8pt" officeooo:rsid="006465a3" style:font-name-asian="NSimSun" style:font-name-complex="Liberation Mono"/>
    </style:style>
    <style:style style:name="T14" style:family="text">
      <style:text-properties style:font-name="Arial1" fo:font-size="8pt" officeooo:rsid="0039f26a" style:font-name-asian="NSimSun" style:font-name-complex="Liberation Mono"/>
    </style:style>
    <style:style style:name="T15" style:family="text">
      <style:text-properties style:font-name="Arial1" fo:font-size="8pt" officeooo:rsid="003f3d81" style:font-name-asian="NSimSun" style:font-name-complex="Liberation Mono"/>
    </style:style>
    <style:style style:name="T16" style:family="text">
      <style:text-properties style:font-name="Arial1" fo:font-size="8pt" officeooo:rsid="00533ffa" style:font-name-asian="NSimSun" style:font-name-complex="Liberation Mono"/>
    </style:style>
    <style:style style:name="T17" style:family="text">
      <style:text-properties style:font-name="Arial1" fo:font-size="8pt" officeooo:rsid="0066080d" style:font-name-asian="NSimSun" style:font-name-complex="Liberation Mono"/>
    </style:style>
    <style:style style:name="T18" style:family="text">
      <style:text-properties style:font-name="Arial1" fo:font-size="8pt" officeooo:rsid="005edb2b" style:font-name-asian="NSimSun" style:font-name-complex="Liberation Mono"/>
    </style:style>
    <style:style style:name="T19" style:family="text">
      <style:text-properties style:font-name="Arial1" fo:font-size="8pt" officeooo:rsid="00538f3d" style:font-name-asian="NSimSun" style:font-name-complex="Liberation Mono"/>
    </style:style>
    <style:style style:name="T20" style:family="text">
      <style:text-properties style:font-name="Arial1" fo:font-size="8pt" officeooo:rsid="0065e0bb" style:font-name-asian="NSimSun" style:font-name-complex="Liberation Mono"/>
    </style:style>
    <style:style style:name="T21" style:family="text">
      <style:text-properties style:font-name="Arial1" fo:font-size="8pt" officeooo:rsid="006815ca" style:font-name-asian="NSimSun" style:font-name-complex="Liberation Mono"/>
    </style:style>
    <style:style style:name="T22" style:family="text">
      <style:text-properties style:font-name="Arial1" fo:font-size="8pt" officeooo:rsid="0069d120" style:font-name-asian="NSimSun" style:font-name-complex="Liberation Mono"/>
    </style:style>
    <style:style style:name="T23" style:family="text">
      <style:text-properties style:font-name="Arial1" fo:font-size="8pt" officeooo:rsid="006e3cb7" style:font-name-asian="NSimSun" style:font-name-complex="Liberation Mono"/>
    </style:style>
    <style:style style:name="T24" style:family="text">
      <style:text-properties style:font-name="Arial1" fo:font-size="8pt" officeooo:rsid="0051a9e0"/>
    </style:style>
    <style:style style:name="T25" style:family="text">
      <style:text-properties style:font-name="Arial1" fo:font-size="8pt" officeooo:rsid="005b694c"/>
    </style:style>
    <style:style style:name="T26" style:family="text">
      <style:text-properties style:font-name="Arial1" fo:font-size="8pt" officeooo:rsid="00550d1f"/>
    </style:style>
    <style:style style:name="T27" style:family="text">
      <style:text-properties style:font-name="Arial1" fo:font-size="8pt" officeooo:rsid="00418c12"/>
    </style:style>
    <style:style style:name="T28" style:family="text">
      <style:text-properties style:font-name="Arial1" fo:font-size="8pt" officeooo:rsid="005e0bdb"/>
    </style:style>
    <style:style style:name="T29" style:family="text">
      <style:text-properties style:font-name="Arial1" fo:font-size="8pt" officeooo:rsid="004ba1f8"/>
    </style:style>
    <style:style style:name="T30" style:family="text">
      <style:text-properties style:font-name="Arial1" fo:font-size="8pt" officeooo:rsid="005edb2b"/>
    </style:style>
    <style:style style:name="T31" style:family="text">
      <style:text-properties style:font-name="Arial1" fo:font-size="8pt" officeooo:rsid="005c5ae5"/>
    </style:style>
    <style:style style:name="T32" style:family="text">
      <style:text-properties style:font-name="Arial1" fo:font-size="8pt" officeooo:rsid="00560db8"/>
    </style:style>
    <style:style style:name="T33" style:family="text">
      <style:text-properties style:font-name="Arial1" fo:font-size="8pt" officeooo:rsid="00349bd1"/>
    </style:style>
    <style:style style:name="T34" style:family="text">
      <style:text-properties style:font-name="Arial1" fo:font-size="8pt" officeooo:rsid="003dafdb"/>
    </style:style>
    <style:style style:name="T35" style:family="text">
      <style:text-properties style:font-name="Arial1" fo:font-size="8pt" officeooo:rsid="003d1b4b"/>
    </style:style>
    <style:style style:name="T36" style:family="text">
      <style:text-properties style:font-name="Arial1" fo:font-size="8pt" officeooo:rsid="006465a3"/>
    </style:style>
    <style:style style:name="T37" style:family="text">
      <style:text-properties style:font-name="Arial1" fo:font-size="8pt" officeooo:rsid="003f3d81"/>
    </style:style>
    <style:style style:name="T38" style:family="text">
      <style:text-properties style:font-name="Arial1" fo:font-size="8pt" officeooo:rsid="0039f26a"/>
    </style:style>
    <style:style style:name="T39" style:family="text">
      <style:text-properties style:font-name="Arial1" fo:font-size="8pt" officeooo:rsid="00533ffa"/>
    </style:style>
    <style:style style:name="T40" style:family="text">
      <style:text-properties style:font-name="Arial1" fo:font-size="8pt" officeooo:rsid="00538f3d"/>
    </style:style>
    <style:style style:name="T41" style:family="text">
      <style:text-properties style:font-name="Arial1" fo:font-size="8pt" officeooo:rsid="0065e0bb"/>
    </style:style>
    <style:style style:name="T42" style:family="text">
      <style:text-properties style:font-name="Arial1" fo:font-size="8pt" officeooo:rsid="006e3cb7"/>
    </style:style>
    <style:style style:name="T43" style:family="text">
      <style:text-properties style:font-name="Arial1" fo:font-size="8pt" officeooo:rsid="006fca25"/>
    </style:style>
    <style:style style:name="T44" style:family="text">
      <style:text-properties officeooo:rsid="0038146e"/>
    </style:style>
    <style:style style:name="T45" style:family="text">
      <style:text-properties officeooo:rsid="0039f26a"/>
    </style:style>
    <style:style style:name="T46" style:family="text">
      <style:text-properties officeooo:rsid="0039feb0"/>
    </style:style>
    <style:style style:name="T47" style:family="text">
      <style:text-properties officeooo:rsid="003d0b4c"/>
    </style:style>
    <style:style style:name="T48" style:family="text">
      <style:text-properties officeooo:rsid="003d1b4b"/>
    </style:style>
    <style:style style:name="T49" style:family="text">
      <style:text-properties officeooo:rsid="003dafdb"/>
    </style:style>
    <style:style style:name="T50" style:family="text">
      <style:text-properties officeooo:rsid="0042b938"/>
    </style:style>
    <style:style style:name="T51" style:family="text">
      <style:text-properties officeooo:rsid="0045bc13"/>
    </style:style>
    <style:style style:name="T52" style:family="text">
      <style:text-properties officeooo:rsid="004a9119"/>
    </style:style>
    <style:style style:name="T53" style:family="text">
      <style:text-properties officeooo:rsid="004ba1f8"/>
    </style:style>
    <style:style style:name="T54" style:family="text">
      <style:text-properties style:text-position="super 58%" style:font-name="Arial1" fo:font-size="8pt" officeooo:rsid="004ba1f8"/>
    </style:style>
    <style:style style:name="T55" style:family="text">
      <style:text-properties style:text-position="0% 100%" style:font-name="Arial1" fo:font-size="8pt" officeooo:rsid="004ba1f8"/>
    </style:style>
    <style:style style:name="T56" style:family="text">
      <style:text-properties style:text-position="0% 100%" style:font-name="Arial1" fo:font-size="8pt" officeooo:rsid="005e0bdb"/>
    </style:style>
    <style:style style:name="T57" style:family="text">
      <style:text-properties style:text-position="0% 100%" style:font-name="Arial1" fo:font-size="8pt" officeooo:rsid="005edb2b"/>
    </style:style>
    <style:style style:name="T58" style:family="text">
      <style:text-properties style:text-position="0% 100%" style:font-name="Arial1" fo:font-size="8pt" officeooo:rsid="0067c893" style:font-name-asian="NSimSun" style:font-name-complex="Liberation Mono"/>
    </style:style>
    <style:style style:name="T59" style:family="text">
      <style:text-properties style:text-position="0% 100%" style:font-name="Arial1" fo:font-size="8pt" officeooo:rsid="006465a3" style:font-name-asian="NSimSun" style:font-name-complex="Liberation Mono"/>
    </style:style>
    <style:style style:name="T60" style:family="text">
      <style:text-properties style:text-position="0% 100%" style:font-name="Arial1" fo:font-size="8pt" officeooo:rsid="005e0bdb" style:font-name-asian="NSimSun" style:font-name-complex="Liberation Mono"/>
    </style:style>
    <style:style style:name="T61" style:family="text">
      <style:text-properties style:text-position="0% 100%" style:font-name="Arial1" fo:font-size="8pt" officeooo:rsid="0051a9e0"/>
    </style:style>
    <style:style style:name="T62" style:family="text">
      <style:text-properties style:text-position="0% 100%" style:font-name="Arial1" fo:font-size="8pt" officeooo:rsid="006465a3"/>
    </style:style>
    <style:style style:name="T63" style:family="text">
      <style:text-properties officeooo:rsid="004f3c81"/>
    </style:style>
    <style:style style:name="T64" style:family="text">
      <style:text-properties officeooo:rsid="004fd5df"/>
    </style:style>
    <style:style style:name="T65" style:family="text">
      <style:text-properties officeooo:rsid="00519956"/>
    </style:style>
    <style:style style:name="T66" style:family="text">
      <style:text-properties officeooo:rsid="0051a9e0"/>
    </style:style>
    <style:style style:name="T67" style:family="text">
      <style:text-properties officeooo:rsid="0052abb5"/>
    </style:style>
    <style:style style:name="T68" style:family="text">
      <style:text-properties officeooo:rsid="00533ffa"/>
    </style:style>
    <style:style style:name="T69" style:family="text">
      <style:text-properties officeooo:rsid="00538f3d"/>
    </style:style>
    <style:style style:name="T70" style:family="text">
      <style:text-properties officeooo:rsid="0053bda2"/>
    </style:style>
    <style:style style:name="T71" style:family="text">
      <style:text-properties officeooo:rsid="00550d1f"/>
    </style:style>
    <style:style style:name="T72" style:family="text">
      <style:text-properties officeooo:rsid="00560db8"/>
    </style:style>
    <style:style style:name="T73" style:family="text">
      <style:text-properties officeooo:rsid="005983b1"/>
    </style:style>
    <style:style style:name="T74" style:family="text">
      <style:text-properties officeooo:rsid="005b694c"/>
    </style:style>
    <style:style style:name="T75" style:family="text">
      <style:text-properties officeooo:rsid="0048e256"/>
    </style:style>
    <style:style style:name="T76" style:family="text">
      <style:text-properties officeooo:rsid="00609e97"/>
    </style:style>
    <style:style style:name="T77" style:family="text">
      <style:text-properties fo:font-size="8pt"/>
    </style:style>
    <style:style style:name="T78" style:family="text">
      <style:text-properties fo:font-size="8pt" officeooo:rsid="00353c6c"/>
    </style:style>
    <style:style style:name="T79" style:family="text">
      <style:text-properties fo:font-size="8pt" officeooo:rsid="003dafdb"/>
    </style:style>
    <style:style style:name="T80" style:family="text">
      <style:text-properties fo:font-size="8pt" fo:font-style="italic" officeooo:rsid="00353c6c" style:font-style-asian="italic" style:font-style-complex="italic"/>
    </style:style>
    <style:style style:name="T81" style:family="text">
      <style:text-properties fo:font-size="8pt" officeooo:rsid="0048e256"/>
    </style:style>
    <style:style style:name="T82" style:family="text">
      <style:text-properties fo:font-size="8pt" officeooo:rsid="00538f3d"/>
    </style:style>
    <style:style style:name="T83" style:family="text">
      <style:text-properties fo:font-size="8pt" officeooo:rsid="004ba1f8"/>
    </style:style>
    <style:style style:name="T84" style:family="text">
      <style:text-properties officeooo:rsid="006b1802"/>
    </style:style>
    <style:style style:name="T85" style:family="text">
      <style:text-properties officeooo:rsid="006d6c26"/>
    </style:style>
    <style:style style:name="T86" style:family="text">
      <style:text-properties officeooo:rsid="006e1e8b"/>
    </style:style>
    <style:style style:name="T87" style:family="text">
      <style:text-properties style:font-name="Arial" fo:font-size="8pt" officeooo:rsid="006e3cb7" style:font-name-asian="NSimSun" style:font-name-complex="Liberation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4">A 3x3 graphics matrix can be used to </text:span><text:span text:style-name="T69">TRANSFORM </text:span><text:span text:style-name="T74">(</text:span><text:span text:style-name="T64">scale, shear, and rotate</text:span><text:span text:style-name="T74">)</text:span><text:span text:style-name="T64"> </text:span><text:span text:style-name="T71">each</text:span><text:span text:style-name="T69"> vert</text:span><text:span text:style-name="T71">ex</text:span><text:span text:style-name="T69"> of a </text:span><text:span text:style-name="T64">3D model</text:span><text:span text:style-name="T69">.</text:span><text:span text:style-name="T64"> </text:span><text:span text:style-name="T71">A</text:span><text:span text:style-name="T66"> </text:span><text:span text:style-name="T64">movement (translation) vector </text:span><text:span text:style-name="T71">can also be added as </text:span><text:span text:style-name="T73">the </text:span><text:span text:style-name="T64">fourth column</text:span><text:span text:style-name="T71">, making a 4x4 matrix (the bottom row is used</text:span><text:span text:style-name="T76"> to keep it square</text:span><text:span text:style-name="T71">)</text:span><text:span text:style-name="T64">.</text:span><text:span text:style-name="T67"> Where appropriate, both 3x3 and 4x4 are discussed here.</text:span></text:p>
        <text:p text:style-name="P3">———————————————————————</text:p>
        <text:p text:style-name="P2"><text:span text:style-name="T77">BASIS VECTORS are the fundamental vectors of a coordinate system. </text:span><text:span text:style-name="T78">In 3D they are </text:span><text:span text:style-name="T79">called </text:span><text:span text:style-name="T80">î</text:span><text:span text:style-name="T78"> (i-hat), </text:span><text:span text:style-name="T80">ĵ</text:span><text:span text:style-name="T78"> <text:s/>(j-hat), and </text:span><text:span text:style-name="Source_20_Text"><text:span text:style-name="T5">k̂</text:span></text:span><text:span text:style-name="Source_20_Text"><text:span text:style-name="T7"> (k-hat). </text:span></text:span><text:span text:style-name="T77">So, in a</text:span><text:span text:style-name="T81"> standard (i.e., untransformed</text:span><text:span text:style-name="T82"> right-hand</text:span><text:span text:style-name="T81">)</text:span><text:span text:style-name="T83"> </text:span><text:span text:style-name="T81">coordinate system</text:span><text:span text:style-name="T77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8">Any transformation </text:span><text:span text:style-name="T65">(</text:span><text:span text:style-name="T71">not counting </text:span><text:span text:style-name="T65">translation) </text:span><text:span text:style-name="T48">can be fully described by specifying only </text:span><text:span text:style-name="T52">what would happen to standard basis vectors if they were transformed</text:span><text:span text:style-name="T48">. So, t</text:span>he COLUMNS in <text:span text:style-name="T66">the </text:span><text:span text:style-name="T65">3x3 </text:span><text:span text:style-name="T66">part of a </text:span><text:span text:style-name="T44">3D transformation </text:span>matrix are <text:span text:style-name="T1">those vectors</text:span>.<text:span text:style-name="T49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4">A</text:span><text:span text:style-name="T74">ny</text:span><text:span text:style-name="T64"> vector is transformed</text:span><text:span text:style-name="T47"> </text:span><text:span text:style-name="T69">by a </text:span><text:span text:style-name="T71">3</text:span><text:span text:style-name="T69">x</text:span><text:span text:style-name="T71">3</text:span><text:span text:style-name="T69"> matrix </text:span><text:span text:style-name="T44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15"><text:span text:style-name="T71">And by </text:span><text:span text:style-name="T69">a 4x4 matrix </text:span><text:span text:style-name="T44">like this</text:span><text:span text:style-name="T84"> (ignore the 4th row in this result)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15"/>
        <text:p text:style-name="P4"><text:span text:style-name="T44">See how</text:span> <text:span text:style-name="T68">this</text:span><text:span text:style-name="T52"> standard</text:span><text:span text:style-name="T44"> </text:span><text:span text:style-name="T74">(</text:span><text:span text:style-name="T75">untransformed</text:span><text:span text:style-name="T74">) </text:span><text:span text:style-name="T2">ĵ</text:span> transform<text:span text:style-name="T44">s to the second column </text:span><text:span text:style-name="T49">from</text:span><text:span text:style-name="T44"> th</text:span><text:span text:style-name="T68">is 3x3</text:span><text:span text:style-name="T44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3">(</text:span><text:span text:style-name="T52">You can certainly transform an already transformed coordinate system, but in that case the resulting basis vectors would not necessarily equal the columns</text:span><text:span text:style-name="T63"> in the transformation matrix</text:span><text:span text:style-name="T52">.</text:span><text:span text:style-name="T53">)</text:span></text:p>
        <text:p text:style-name="P9">———————————————————————</text:p>
        <text:p text:style-name="P10">MULTIPL<text:span text:style-name="T44">YING two matrices </text:span>produces a <text:span text:style-name="T2">composite</text:span> matrix that<text:span text:style-name="T46">,</text:span> <text:span text:style-name="T45">in one step</text:span><text:span text:style-name="T46">,</text:span><text:span text:style-name="T45"> </text:span><text:span text:style-name="T47">can </text:span>transform<text:span text:style-name="T47"> </text:span>a vector the same as transforming it with the <text:span text:style-name="T47">original </text:span>right matrix then <text:span text:style-name="T1">transforming it with </text:span>the left matrix. <text:span text:style-name="T74">Since the columns in a matrix define the new basis vectors for that transform, </text:span>each column in <text:span text:style-name="T45">the</text:span> result <text:span text:style-name="T63">of that multiply </text:span>is each column in the right-side (input) matrix<text:span text:style-name="T73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7"><text:span text:style-name="Source_20_Text"><text:span text:style-name="T8"/></text:span></text:p>
        <text:p text:style-name="P25"><text:span text:style-name="Source_20_Text"><text:span text:style-name="T24">(</text:span></text:span><text:span text:style-name="Source_20_Text"><text:span text:style-name="T9">You can also</text:span></text:span><text:span text:style-name="Source_20_Text"><text:span text:style-name="T24"> expand</text:span></text:span><text:span text:style-name="Source_20_Text"><text:span text:style-name="T25"> this</text:span></text:span><text:span text:style-name="Source_20_Text"><text:span text:style-name="T24"> </text:span></text:span><text:span text:style-name="Source_20_Text"><text:span text:style-name="T25">formula </text:span></text:span><text:span text:style-name="Source_20_Text"><text:span text:style-name="T24">to</text:span></text:span><text:span text:style-name="Source_20_Text"><text:span text:style-name="T26"> </text:span></text:span><text:span text:style-name="Source_20_Text"><text:span text:style-name="T24">4x4 matri</text:span></text:span><text:span text:style-name="Source_20_Text"><text:span text:style-name="T10">ces</text:span></text:span><text:span text:style-name="Source_20_Text"><text:span text:style-name="T24">.) </text:span></text:span></text:p>
        <text:p text:style-name="P20"><text:span text:style-name="Source_20_Text"><text:span text:style-name="T8"/></text:span></text:p>
        <text:p text:style-name="P20"><text:span text:style-name="Source_20_Text"><text:span text:style-name="T8">As you can see, </text:span></text:span><text:span text:style-name="Source_20_Text"><text:span text:style-name="T27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50">also called</text:span> inner product) <text:span text:style-name="T73">of two vectors </text:span><text:span text:style-name="T51">is </text:span><text:span text:style-name="T73">how much of one's length is shared with the other</text:span><text:span text:style-name="T70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3">(3D) </text:span>DETERMINANT <text:span text:style-name="T66">of three vectors </text:span>indicates the volume of the parallelepiped created by those vectors<text:span text:style-name="T51"> (that is, it</text:span><text:span text:style-name="T86">'</text:span><text:span text:style-name="T51">s twice the </text:span><text:span text:style-name="T85">volume</text:span><text:span text:style-name="T51"> enclosed by the vectors)</text:span>. The sign <text:span text:style-name="T72">i</text:span>s positive if an even number of axes have been flipped, <text:span text:style-name="T53">and </text:span>negative if an odd number have been flipped. If th<text:span text:style-name="T53">e</text:span> <text:span text:style-name="T74">three </text:span>vectors are arranged as the columns in a matrix, the determinant is calculated by adding all products of <text:span text:style-name="T74">tiled </text:span>left-leaning diagonals and subtracting all products of <text:span text:style-name="T74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6"><text:span text:style-name="Source_20_Text"><text:span text:style-name="T3">An INVERSE matrix is analogous to a reciprocal</text:span></text:span><text:span text:style-name="Source_20_Text"><text:span text:style-name="T27">, allowing you to do algebra on matrices</text:span></text:span><text:span text:style-name="Source_20_Text"><text:span text:style-name="T3">. </text:span></text:span><text:span text:style-name="Source_20_Text"><text:span text:style-name="T28">F</text:span></text:span><text:span text:style-name="Source_20_Text"><text:span text:style-name="T29">or example, </text:span></text:span><text:span text:style-name="Source_20_Text"><text:span text:style-name="T11">i</text:span></text:span><text:span text:style-name="Source_20_Text"><text:span text:style-name="T29">f </text:span></text:span><text:span text:style-name="Source_20_Text"><text:span text:style-name="T6">AB=C</text:span></text:span><text:span text:style-name="Source_20_Text"><text:span text:style-name="T29">, then </text:span></text:span><text:span text:style-name="Source_20_Text"><text:span text:style-name="T6">A=CB</text:span></text:span><text:span text:style-name="Source_20_Text"><text:span text:style-name="T54">-1</text:span></text:span><text:span text:style-name="Source_20_Text"><text:span text:style-name="T55">.</text:span></text:span><text:span text:style-name="Source_20_Text"><text:span text:style-name="T56"> For a 3x3 matrix, </text:span></text:span><text:span text:style-name="Source_20_Text"><text:span text:style-name="T57">i</text:span></text:span><text:span text:style-name="Source_20_Text"><text:span text:style-name="T58">t</text:span></text:span><text:span text:style-name="Source_20_Text"><text:span text:style-name="T57"> can be </text:span></text:span><text:span text:style-name="Source_20_Text"><text:span text:style-name="T56">c</text:span></text:span><text:span text:style-name="Source_20_Text"><text:span text:style-name="T3">alculate</text:span></text:span><text:span text:style-name="Source_20_Text"><text:span text:style-name="T30">d</text:span></text:span><text:span text:style-name="Source_20_Text"><text:span text:style-name="T28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1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4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8"><text:span text:style-name="Source_20_Text"><text:span text:style-name="T61">Se</text:span></text:span><text:span text:style-name="Source_20_Text"><text:span text:style-name="T59">arch online</text:span></text:span><text:span text:style-name="Source_20_Text"><text:span text:style-name="T61"> for </text:span></text:span><text:span text:style-name="Source_20_Text"><text:span text:style-name="T60">calculat</text:span></text:span><text:span text:style-name="Source_20_Text"><text:span text:style-name="T61">ing an inverse 4x4 matrix</text:span></text:span><text:span text:style-name="Source_20_Text"><text:span text:style-name="T62">, or just use a library</text:span></text:span><text:span text:style-name="Source_20_Text"><text:span text:style-name="T59">!</text:span></text:span></text:p>
        <text:p text:style-name="P10">———————————————————————</text:p>
        <text:p text:style-name="P22"><text:span text:style-name="T3">The CROSS-PRODUCT of two vectors in 3-space is a vector whose length is their determinant in the plane th</text:span><text:span text:style-name="T30">ose vectors</text:span><text:span text:style-name="T3"> define, and whose direction is orthogonal to th</text:span><text:span text:style-name="T25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9"> standard </text:span><text:span text:style-name="T3">coordinate system</text:span><text:span text:style-name="T32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6"><text:span text:style-name="Source_20_Text"><text:span text:style-name="T3">SPAN is all points that can be described </text:span></text:span><text:span text:style-name="Source_20_Text"><text:span text:style-name="T33">by the sum of a set of vectors whose lengths can take on any value</text:span></text:span><text:span text:style-name="Source_20_Text"><text:span text:style-name="T34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6"><text:span text:style-name="Source_20_Text"><text:span text:style-name="T3">COLUMN SPACE is </text:span></text:span><text:span text:style-name="Source_20_Text"><text:span text:style-name="T34">the </text:span></text:span><text:span text:style-name="Source_20_Text"><text:span text:style-name="T3">space of all possible resulting spans of a given transformation.</text:span></text:span><text:span text:style-name="Source_20_Text"><text:span text:style-name="T29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9">. For example, if column space is a plane, then the rank is 2.</text:span></text:span><text:span text:style-name="T77">———————————————————————</text:span></text:p>
        <text:p text:style-name="P21"><text:span text:style-name="Source_20_Text"><text:span text:style-name="T12">If you use column vectors </text:span></text:span><text:span text:style-name="Source_20_Text"><text:span text:style-name="T13">(</text:span></text:span><text:span text:style-name="Source_20_Text"><text:span text:style-name="T33">rather than row</text:span></text:span><text:span text:style-name="Source_20_Text"><text:span text:style-name="T35"> vector</text:span></text:span><text:span text:style-name="Source_20_Text"><text:span text:style-name="T33">s</text:span></text:span><text:span text:style-name="Source_20_Text"><text:span text:style-name="T36">)</text:span></text:span><text:span text:style-name="Source_20_Text"><text:span text:style-name="T35">, as does this cheat sheet and the vast majority of math literature</text:span></text:span><text:span text:style-name="Source_20_Text"><text:span text:style-name="T37">, y</text:span></text:span><text:span text:style-name="Source_20_Text"><text:span text:style-name="T3">ou can think of O</text:span></text:span><text:span text:style-name="Source_20_Text"><text:span text:style-name="T14">pen</text:span></text:span><text:span text:style-name="Source_20_Text"><text:span text:style-name="T3">GL</text:span></text:span><text:span text:style-name="Source_20_Text"><text:span text:style-name="T38">, Monogame,</text:span></text:span><text:span text:style-name="Source_20_Text"><text:span text:style-name="T3"> and D</text:span></text:span><text:span text:style-name="Source_20_Text"><text:span text:style-name="T14">irect</text:span></text:span><text:span text:style-name="Source_20_Text"><text:span text:style-name="T3">3D as</text:span></text:span><text:span text:style-name="Source_20_Text"><text:span text:style-name="T33"> </text:span></text:span><text:span text:style-name="Source_20_Text"><text:span text:style-name="T38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4">resides</text:span> <text:span text:style-name="T74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6">m</text:span></text:span><text:span text:style-name="Source_20_Text"><text:span text:style-name="T3">ultiplies</text:span></text:span><text:span text:style-name="Source_20_Text"><text:span text:style-name="T36">, etc.</text:span></text:span><text:span text:style-name="Source_20_Text"><text:span text:style-name="T3">), shaders vs. </text:span></text:span><text:span text:style-name="Source_20_Text"><text:span text:style-name="T15">3D library</text:span></text:span><text:span text:style-name="Source_20_Text"><text:span text:style-name="T3">, and configuring </text:span></text:span><text:span text:style-name="Source_20_Text"><text:span text:style-name="T15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6"><text:span text:style-name="Source_20_Text"><text:span text:style-name="T38">Math literature uses a </text:span></text:span><text:span text:style-name="Source_20_Text"><text:span text:style-name="T30">standard </text:span></text:span><text:span text:style-name="Source_20_Text"><text:span text:style-name="T38">right-handed COORDINATE SYSTEM, where the thumb of the right hand poi</text:span></text:span><text:span text:style-name="Source_20_Text"><text:span text:style-name="T14">n</text:span></text:span><text:span text:style-name="Source_20_Text"><text:span text:style-name="T38">ts along x, index finger points along y, and remaining fingers point along z. OpenGL and Monogame use </text:span></text:span><text:span text:style-name="Source_20_Text"><text:span text:style-name="T14">a right-handed system</text:span></text:span><text:span text:style-name="Source_20_Text"><text:span text:style-name="T38"> by default</text:span></text:span><text:span text:style-name="Source_20_Text"><text:span text:style-name="T8">.</text:span></text:span><text:span text:style-name="Source_20_Text"><text:span text:style-name="T38"> Direct3D uses a left-handed system by default. Fortunately, </text:span></text:span><text:span text:style-name="Source_20_Text"><text:span text:style-name="T27">there are ways to use </text:span></text:span><text:span text:style-name="Source_20_Text"><text:span text:style-name="T38">each of those libraries </text:span></text:span><text:span text:style-name="Source_20_Text"><text:span text:style-name="T8">in either</text:span></text:span><text:span text:style-name="Source_20_Text"><text:span text:style-name="T38"> coordinate system without much, if any, performance hit.</text:span></text:span></text:p>
        <text:p text:style-name="P13">———————————————————————</text:p>
        <text:p text:style-name="P19"><text:span text:style-name="Source_20_Text"><text:span text:style-name="T43">T</text:span></text:span><text:span text:style-name="Source_20_Text"><text:span text:style-name="T42">o solve linear equations, </text:span></text:span><text:span text:style-name="Source_20_Text"><text:span text:style-name="T39">get </text:span></text:span><text:span text:style-name="Source_20_Text"><text:span text:style-name="T23">them</text:span></text:span><text:span text:style-name="Source_20_Text"><text:span text:style-name="T39"> into this form:</text:span></text:span></text:p>
        <text:p text:style-name="P19"><text:span text:style-name="Source_20_Text"><text:span text:style-name="T39">ax<text:tab/>+<text:tab/>by<text:tab/>+<text:tab/>cz<text:tab/>=<text:tab/>d</text:span></text:span></text:p>
        <text:p text:style-name="P19"><text:span text:style-name="Source_20_Text"><text:span text:style-name="T16">e</text:span></text:span><text:span text:style-name="Source_20_Text"><text:span text:style-name="T39">x<text:tab/>+<text:tab/>fy<text:tab/>+<text:tab/>gz<text:tab/>=<text:tab/>h</text:span></text:span></text:p>
        <text:p text:style-name="P19"><text:span text:style-name="Source_20_Text"><text:span text:style-name="T39">ix<text:tab/>+<text:tab/>jy<text:tab/>+<text:tab/>kz<text:tab/>=<text:tab/>m</text:span></text:span></text:p>
        <text:p text:style-name="P19"><text:span text:style-name="Source_20_Text"><text:span text:style-name="T39"/></text:span></text:p>
        <text:p text:style-name="P23"><text:span text:style-name="Source_20_Text"><text:span text:style-name="T13">Then you</text:span></text:span><text:span text:style-name="Source_20_Text"><text:span text:style-name="T40"> can </text:span></text:span><text:span text:style-name="Source_20_Text"><text:span text:style-name="T13">write them like this</text:span></text:span><text:span text:style-name="Source_20_Text"><text:span text:style-name="T40">:</text:span></text:span></text:p>
        <text:p text:style-name="P19"><text:span text:style-name="Source_20_Text"><text:span text:style-name="T39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9"><text:span text:style-name="Source_20_Text"><text:span text:style-name="T39"/></text:span></text:p>
        <text:p text:style-name="P19"><text:span text:style-name="Source_20_Text"><text:span text:style-name="T17">And</text:span></text:span><text:span text:style-name="Source_20_Text"><text:span text:style-name="T18"> </text:span></text:span><text:span text:style-name="Source_20_Text"><text:span text:style-name="T13">use algebra to </text:span></text:span><text:span text:style-name="Source_20_Text"><text:span text:style-name="T19">solve it like this</text:span></text:span><text:span text:style-name="Source_20_Text"><text:span text:style-name="T39">:</text:span></text:span></text:p>
        <text:p text:style-name="P19"><text:span text:style-name="Source_20_Text"><text:span text:style-name="T39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4">———————————————————————</text:p>
        <text:p text:style-name="P27"><text:span text:style-name="Source_20_Text"><text:span text:style-name="T20"/></text:span></text:p>
        <text:p text:style-name="P27"><text:span text:style-name="Source_20_Text"><text:span text:style-name="T20">This document </text:span></text:span><text:span text:style-name="Source_20_Text"><text:span text:style-name="T17">freely available at </text:span></text:span><text:span text:style-name="Source_20_Text"><text:span text:style-name="T41">https://github.com/Blotch3D/Blotch3D</text:span></text:span></text:p>
        <text:p text:style-name="P27"><text:span text:style-name="Source_20_Text"><text:span text:style-name="T87">©</text:span></text:span><text:span text:style-name="Source_20_Text"><text:span text:style-name="T21">Kelly Loum</text:span></text:span><text:span text:style-name="Source_20_Text"><text:span text:style-name="T22">, 2008</text:span></text:span><text:span text:style-name="Source_20_Text"><text:span text:style-name="T23">-2023, copy freely without alteration is granted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5.2$Windows_X86_64 LibreOffice_project/ca8fe7424262805f223b9a2334bc7181abbcbf5e</meta:generator>
    <dc:date>2023-09-30T21:09:09.970000000</dc:date>
    <meta:editing-duration>PT4H23M23S</meta:editing-duration>
    <meta:editing-cycles>46</meta:editing-cycles>
    <meta:print-date>2023-01-30T10:06:31.731000000</meta:print-date>
    <meta:document-statistic meta:table-count="0" meta:image-count="0" meta:object-count="14" meta:page-count="1" meta:paragraph-count="60" meta:word-count="783" meta:character-count="4944" meta:non-whitespace-character-count="4188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  <mtr>
                <mtd>
                  <mrow>
                    <mn>0</mn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1</mn>
                    </mrow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##1} right ]=left [ matrix{xa+yb+zc+X##xd+ye+zf+Y##xg+yh+zi+Z##0~+0~+0~+1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